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8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FLORES CALLE, ROBERTO JOSE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8641386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LI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67751062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FLORES CALLE, ROBERTO JOSE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8641386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67751062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5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5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75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75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8/09/2021</text:p>
          </table:table-cell>
          <table:table-cell table:style-name="Tabla2.A3" office:value-type="string">
            <text:p text:style-name="P22">285017</text:p>
          </table:table-cell>
          <table:table-cell table:style-name="Tabla2.D3" office:value-type="string">
            <text:p text:style-name="P23">75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77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9T00:09:51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